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8000001EF6D8DFC6238EB4778.jpg" manifest:media-type="image/jpeg"/>
  <manifest:file-entry manifest:full-path="Pictures/10000000000000D7000000D9B8DD316BB1782D0C.jpg" manifest:media-type="image/jpeg"/>
  <manifest:file-entry manifest:full-path="Pictures/100000000000013E0000013BAD08E46B7177C2A6.jpg" manifest:media-type="image/jpeg"/>
  <manifest:file-entry manifest:full-path="Pictures/10000000000000C30000037785AA94B4E48505D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114cm" svg:height="6.638cm" svg:x="3.6cm" svg:y="7.128cm">
          <draw:image xlink:href="Pictures/100000000000013E0000013BAD08E46B7177C2A6.jpg" xlink:type="simple" xlink:show="embed" xlink:actuate="onLoad">
            <text:p/>
          </draw:image>
        </draw:frame>
        <draw:frame draw:style-name="gr1" draw:text-style-name="P1" draw:layer="layout" svg:width="3.035cm" svg:height="15.135cm" svg:x="10.558cm" svg:y="2.665cm">
          <draw:image xlink:href="Pictures/10000000000000C30000037785AA94B4E48505D8.jpg" xlink:type="simple" xlink:show="embed" xlink:actuate="onLoad">
            <text:p/>
          </draw:image>
        </draw:frame>
        <draw:frame draw:style-name="gr1" draw:text-style-name="P1" draw:layer="layout" svg:width="6.306cm" svg:height="10.433cm" svg:x="14.746cm" svg:y="4.767cm">
          <draw:image xlink:href="Pictures/1000000000000148000001EF6D8DFC6238EB4778.jpg" xlink:type="simple" xlink:show="embed" xlink:actuate="onLoad">
            <text:p/>
          </draw:image>
        </draw:frame>
        <draw:frame draw:style-name="gr1" draw:text-style-name="P1" draw:layer="layout" svg:width="4.134cm" svg:height="4.573cm" svg:x="21.779cm" svg:y="8.237cm">
          <draw:image xlink:href="Pictures/10000000000000D7000000D9B8DD316BB1782D0C.jpg" xlink:type="simple" xlink:show="embed" xlink:actuate="onLoad">
            <text:p/>
          </draw:image>
        </draw:frame>
        <draw:frame draw:style-name="gr2" draw:text-style-name="P2" draw:layer="layout" svg:width="1.5cm" svg:height="0.962cm" svg:x="5.6cm" svg:y="14.1cm">
          <draw:text-box>
            <text:p>(1)</text:p>
          </draw:text-box>
        </draw:frame>
        <draw:frame draw:style-name="gr2" draw:text-style-name="P2" draw:layer="layout" svg:width="1.5cm" svg:height="0.962cm" svg:x="10.9cm" svg:y="17.9cm">
          <draw:text-box>
            <text:p>(2)</text:p>
          </draw:text-box>
        </draw:frame>
        <draw:frame draw:style-name="gr2" draw:text-style-name="P2" draw:layer="layout" svg:width="1.5cm" svg:height="0.962cm" svg:x="16.9cm" svg:y="15.4cm">
          <draw:text-box>
            <text:p>(3)</text:p>
          </draw:text-box>
        </draw:frame>
        <draw:frame draw:style-name="gr2" draw:text-style-name="P2" draw:layer="layout" svg:width="1.5cm" svg:height="0.962cm" svg:x="23.1cm" svg:y="12.9cm">
          <draw:text-box>
            <text:p>(4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2:59:41.406079099</meta:creation-date>
    <dc:date>2020-05-21T13:10:09.741112498</dc:date>
    <meta:editing-duration>PT6S</meta:editing-duration>
    <meta:editing-cycles>1</meta:editing-cycles>
    <meta:document-statistic meta:object-count="8"/>
    <meta:generator>LibreOffice/6.0.7.3$Linux_X86_64 LibreOffice_project/00m0$Build-3</meta:generator>
  </office:meta>
</office:document-meta>
</file>